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Pictures/2000003300001A72000001F92AD404B7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44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951">
            <text:p>1951</text:p>
          </table:table-cell>
          <table:table-cell office:value-type="float" office:value="12">
            <text:p>12</text:p>
          </table:table-cell>
          <table:table-cell table:formula="of:=1.06^[.A1]" office:value-type="float" office:value="2.35365677493843E+049">
            <text:p>2.35E+049</text:p>
          </table:table-cell>
          <table:table-cell>
            <draw:frame table:end-cell-address="Sheet1.H20" table:end-x="0.8157in" table:end-y="0.0843in" draw:z-index="0" draw:style-name="gr1" svg:width="4.1567in" svg:height="3.4622in" svg:x="0.215in" svg:y="0in">
              <draw:object draw:notify-on-update-of-ranges="Sheet1.A1:Sheet1.A49 Sheet1.B1:Sheet1.B1 Sheet1.B1:Sheet1.B4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12.4">
            <text:p>12.4</text:p>
          </table:table-cell>
          <table:table-cell table:formula="of:=1.06^[.A2]" office:value-type="float" office:value="2.49487618143474E+049">
            <text:p>2.49E+049</text:p>
          </table:table-cell>
          <table:table-cell/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12.6">
            <text:p>12.6</text:p>
          </table:table-cell>
          <table:table-cell table:formula="of:=1.06^[.A3]" office:value-type="float" office:value="2.64456875232082E+049">
            <text:p>2.64E+049</text:p>
          </table:table-cell>
          <table:table-cell/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13.2">
            <text:p>13.2</text:p>
          </table:table-cell>
          <table:table-cell table:formula="of:=1.06^[.A4]" office:value-type="float" office:value="2.80324287746007E+049">
            <text:p>2.80E+049</text:p>
          </table:table-cell>
          <table:table-cell/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14.3">
            <text:p>14.3</text:p>
          </table:table-cell>
          <table:table-cell table:formula="of:=1.06^[.A5]" office:value-type="float" office:value="2.97143745010768E+049">
            <text:p>2.97E+049</text:p>
          </table:table-cell>
          <table:table-cell/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14.6">
            <text:p>14.6</text:p>
          </table:table-cell>
          <table:table-cell table:formula="of:=1.06^[.A6]" office:value-type="float" office:value="3.14972369711414E+049">
            <text:p>3.15E+049</text:p>
          </table:table-cell>
          <table:table-cell/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16.1">
            <text:p>16.1</text:p>
          </table:table-cell>
          <table:table-cell table:formula="of:=1.06^[.A7]" office:value-type="float" office:value="3.33870711894098E+049">
            <text:p>3.34E+049</text:p>
          </table:table-cell>
          <table:table-cell/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18.2">
            <text:p>18.2</text:p>
          </table:table-cell>
          <table:table-cell table:formula="of:=1.06^[.A8]" office:value-type="float" office:value="3.53902954607744E+049">
            <text:p>3.54E+049</text:p>
          </table:table-cell>
          <table:table-cell/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20.3">
            <text:p>20.3</text:p>
          </table:table-cell>
          <table:table-cell table:formula="of:=1.06^[.A9]" office:value-type="float" office:value="3.75137131884209E+049">
            <text:p>3.75E+049</text:p>
          </table:table-cell>
          <table:table-cell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21.4">
            <text:p>21.4</text:p>
          </table:table-cell>
          <table:table-cell table:formula="of:=1.06^[.A10]" office:value-type="float" office:value="3.97645359797262E+049">
            <text:p>3.98E+049</text:p>
          </table:table-cell>
          <table:table-cell/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23.3">
            <text:p>23.3</text:p>
          </table:table-cell>
          <table:table-cell table:formula="of:=1.06^[.A11]" office:value-type="float" office:value="4.21504081385097E+049">
            <text:p>4.22E+049</text:p>
          </table:table-cell>
          <table:table-cell/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24.8">
            <text:p>24.8</text:p>
          </table:table-cell>
          <table:table-cell table:formula="of:=1.06^[.A12]" office:value-type="float" office:value="4.46794326268203E+049">
            <text:p>4.47E+049</text:p>
          </table:table-cell>
          <table:table-cell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26.6">
            <text:p>26.6</text:p>
          </table:table-cell>
          <table:table-cell table:formula="of:=1.06^[.A13]" office:value-type="float" office:value="4.73601985844295E+049">
            <text:p>4.74E+049</text:p>
          </table:table-cell>
          <table:table-cell/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27.8">
            <text:p>27.8</text:p>
          </table:table-cell>
          <table:table-cell table:formula="of:=1.06^[.A14]" office:value-type="float" office:value="5.02018104994953E+049">
            <text:p>5.02E+049</text:p>
          </table:table-cell>
          <table:table-cell/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28.9">
            <text:p>28.9</text:p>
          </table:table-cell>
          <table:table-cell table:formula="of:=1.06^[.A15]" office:value-type="float" office:value="5.3213919129465E+049">
            <text:p>5.32E+049</text:p>
          </table:table-cell>
          <table:table-cell/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30.3">
            <text:p>30.3</text:p>
          </table:table-cell>
          <table:table-cell table:formula="of:=1.06^[.A16]" office:value-type="float" office:value="5.64067542772329E+049">
            <text:p>5.64E+049</text:p>
          </table:table-cell>
          <table:table-cell/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32.6">
            <text:p>32.6</text:p>
          </table:table-cell>
          <table:table-cell table:formula="of:=1.06^[.A17]" office:value-type="float" office:value="5.97911595338669E+049">
            <text:p>5.98E+049</text:p>
          </table:table-cell>
          <table:table-cell/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34.7">
            <text:p>34.7</text:p>
          </table:table-cell>
          <table:table-cell table:formula="of:=1.06^[.A18]" office:value-type="float" office:value="6.33786291058989E+049">
            <text:p>6.34E+049</text:p>
          </table:table-cell>
          <table:table-cell/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35.3">
            <text:p>35.3</text:p>
          </table:table-cell>
          <table:table-cell table:formula="of:=1.06^[.A19]" office:value-type="float" office:value="6.71813468522529E+049">
            <text:p>6.72E+049</text:p>
          </table:table-cell>
          <table:table-cell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35.6">
            <text:p>35.6</text:p>
          </table:table-cell>
          <table:table-cell table:formula="of:=1.06^[.A20]" office:value-type="float" office:value="7.12122276633881E+049">
            <text:p>7.12E+049</text:p>
          </table:table-cell>
          <table:table-cell/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38.3">
            <text:p>38.3</text:p>
          </table:table-cell>
          <table:table-cell table:formula="of:=1.06^[.A21]" office:value-type="float" office:value="7.54849613231913E+049">
            <text:p>7.55E+049</text:p>
          </table:table-cell>
          <table:table-cell>
            <draw:frame table:end-cell-address="Sheet1.H38" table:end-x="0.739in" table:end-y="0.1256in" draw:z-index="1" draw:style-name="gr1" svg:width="4.1677in" svg:height="3.0224in" svg:x="0.1272in" svg:y="0.126in">
              <draw:object draw:notify-on-update-of-ranges="Sheet1.A1:Sheet1.A49 Sheet1.C1:Sheet1.C4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40.1">
            <text:p>40.1</text:p>
          </table:table-cell>
          <table:table-cell table:formula="of:=1.06^[.A22]" office:value-type="float" office:value="8.00140590025828E+049">
            <text:p>8.00E+049</text:p>
          </table:table-cell>
          <table:table-cell/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42.7">
            <text:p>42.7</text:p>
          </table:table-cell>
          <table:table-cell table:formula="of:=1.06^[.A23]" office:value-type="float" office:value="8.48149025427378E+049">
            <text:p>8.48E+049</text:p>
          </table:table-cell>
          <table:table-cell/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45">
            <text:p>45</text:p>
          </table:table-cell>
          <table:table-cell table:formula="of:=1.06^[.A24]" office:value-type="float" office:value="8.99037966953021E+049">
            <text:p>8.99E+049</text:p>
          </table:table-cell>
          <table:table-cell/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49.3">
            <text:p>49.3</text:p>
          </table:table-cell>
          <table:table-cell table:formula="of:=1.06^[.A25]" office:value-type="float" office:value="9.52980244970202E+049">
            <text:p>9.53E+049</text:p>
          </table:table-cell>
          <table:table-cell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53.6">
            <text:p>53.6</text:p>
          </table:table-cell>
          <table:table-cell table:formula="of:=1.06^[.A26]" office:value-type="float" office:value="1.01015905966841E+050">
            <text:p>1.01E+050</text:p>
          </table:table-cell>
          <table:table-cell/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57.3">
            <text:p>57.3</text:p>
          </table:table-cell>
          <table:table-cell table:formula="of:=1.06^[.A27]" office:value-type="float" office:value="1.07076860324852E+050">
            <text:p>1.07E+050</text:p>
          </table:table-cell>
          <table:table-cell/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60.6">
            <text:p>60.6</text:p>
          </table:table-cell>
          <table:table-cell table:formula="of:=1.06^[.A28]" office:value-type="float" office:value="1.13501471944343E+050">
            <text:p>1.14E+050</text:p>
          </table:table-cell>
          <table:table-cell/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63.5">
            <text:p>63.5</text:p>
          </table:table-cell>
          <table:table-cell table:formula="of:=1.06^[.A29]" office:value-type="float" office:value="1.20311560261004E+050">
            <text:p>1.20E+050</text:p>
          </table:table-cell>
          <table:table-cell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67.6">
            <text:p>67.6</text:p>
          </table:table-cell>
          <table:table-cell table:formula="of:=1.06^[.A30]" office:value-type="float" office:value="1.27530253876664E+050">
            <text:p>1.28E+050</text:p>
          </table:table-cell>
          <table:table-cell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71.1">
            <text:p>71.1</text:p>
          </table:table-cell>
          <table:table-cell table:formula="of:=1.06^[.A31]" office:value-type="float" office:value="1.35182069109264E+050">
            <text:p>1.35E+050</text:p>
          </table:table-cell>
          <table:table-cell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73.8">
            <text:p>73.8</text:p>
          </table:table-cell>
          <table:table-cell table:formula="of:=1.06^[.A32]" office:value-type="float" office:value="1.43292993255819E+050">
            <text:p>1.43E+050</text:p>
          </table:table-cell>
          <table:table-cell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84.6">
            <text:p>84.6</text:p>
          </table:table-cell>
          <table:table-cell table:formula="of:=1.06^[.A33]" office:value-type="float" office:value="1.51890572851169E+050">
            <text:p>1.52E+050</text:p>
          </table:table-cell>
          <table:table-cell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84.5">
            <text:p>84.5</text:p>
          </table:table-cell>
          <table:table-cell table:formula="of:=1.06^[.A34]" office:value-type="float" office:value="1.61004007222239E+050">
            <text:p>1.61E+050</text:p>
          </table:table-cell>
          <table:table-cell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88.9">
            <text:p>88.9</text:p>
          </table:table-cell>
          <table:table-cell table:formula="of:=1.06^[.A35]" office:value-type="float" office:value="1.70664247655573E+050">
            <text:p>1.71E+050</text:p>
          </table:table-cell>
          <table:table-cell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5">
            <text:p>95</text:p>
          </table:table-cell>
          <table:table-cell table:formula="of:=1.06^[.A36]" office:value-type="float" office:value="1.80904102514908E+050">
            <text:p>1.81E+050</text:p>
          </table:table-cell>
          <table:table-cell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0">
            <text:p>100</text:p>
          </table:table-cell>
          <table:table-cell table:formula="of:=1.06^[.A37]" office:value-type="float" office:value="1.91758348665802E+050">
            <text:p>1.92E+050</text:p>
          </table:table-cell>
          <table:table-cell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6.2">
            <text:p>106.2</text:p>
          </table:table-cell>
          <table:table-cell table:formula="of:=1.06^[.A38]" office:value-type="float" office:value="2.0326384958575E+050">
            <text:p>2.03E+050</text:p>
          </table:table-cell>
          <table:table-cell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11.6">
            <text:p>111.6</text:p>
          </table:table-cell>
          <table:table-cell table:formula="of:=1.06^[.A39]" office:value-type="float" office:value="2.15459680560895E+050">
            <text:p>2.15E+050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13.3">
            <text:p>113.3</text:p>
          </table:table-cell>
          <table:table-cell table:formula="of:=1.06^[.A40]" office:value-type="float" office:value="2.28387261394549E+050">
            <text:p>2.28E+050</text:p>
          </table:table-cell>
          <table:table-cell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9.8">
            <text:p>119.8</text:p>
          </table:table-cell>
          <table:table-cell table:formula="of:=1.06^[.A41]" office:value-type="float" office:value="2.42090497078222E+050">
            <text:p>2.42E+050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27.7">
            <text:p>127.7</text:p>
          </table:table-cell>
          <table:table-cell table:formula="of:=1.06^[.A42]" office:value-type="float" office:value="2.56615926902915E+050">
            <text:p>2.57E+050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135.5">
            <text:p>135.5</text:p>
          </table:table-cell>
          <table:table-cell table:formula="of:=1.06^[.A43]" office:value-type="float" office:value="2.7201288251709E+050">
            <text:p>2.72E+050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142.2">
            <text:p>142.2</text:p>
          </table:table-cell>
          <table:table-cell table:formula="of:=1.06^[.A44]" office:value-type="float" office:value="2.88333655468115E+050">
            <text:p>2.88E+050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48.1">
            <text:p>148.1</text:p>
          </table:table-cell>
          <table:table-cell table:formula="of:=1.06^[.A45]" office:value-type="float" office:value="3.05633674796202E+050">
            <text:p>3.06E+050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59.5">
            <text:p>159.5</text:p>
          </table:table-cell>
          <table:table-cell table:formula="of:=1.06^[.A46]" office:value-type="float" office:value="3.23971695283975E+050">
            <text:p>3.24E+050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60.9">
            <text:p>160.9</text:p>
          </table:table-cell>
          <table:table-cell table:formula="of:=1.06^[.A47]" office:value-type="float" office:value="3.43409997001013E+050">
            <text:p>3.43E+050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70.3">
            <text:p>170.3</text:p>
          </table:table-cell>
          <table:table-cell table:formula="of:=1.06^[.A48]" office:value-type="float" office:value="3.64014596821074E+050">
            <text:p>3.64E+050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89.1">
            <text:p>189.1</text:p>
          </table:table-cell>
          <table:table-cell table:formula="of:=1.06^[.A49]" office:value-type="float" office:value="3.85855472630338E+050">
            <text:p>3.86E+05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23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09T23:51:31.49</dc:date>
    <meta:generator>OpenOffice.org/3.2$Win32 OpenOffice.org_project/320m18$Build-9502</meta:generator>
    <meta:editing-duration>PT01H01M25S</meta:editing-duration>
    <meta:editing-cycles>4</meta:editing-cycles>
    <meta:document-statistic meta:table-count="1" meta:cell-count="1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 chart:regression-type="exponential"/>
    </style:style>
    <style:style style:name="ch3" style:family="chart" style:data-style-name="N0">
      <style:chart-properties chart:display-label="true" chart:logarithmic="false" chart:minimum="1950" chart:maximum="2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regression-type="exponential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0.559cm" svg:height="8.795cm" xlink:href=".." chart:class="chart:scatter" chart:style-name="ch1">
        <chart:plot-area chart:style-name="ch2" table:cell-range-address="Sheet1.A1:Sheet1.B49" chart:data-source-has-labels="row" svg:x="0.284cm" svg:y="0.573cm" svg:width="10.062cm" svg:height="8.024cm">
          <chart:axis chart:dimension="x" chart:name="primary-x" chart:style-name="ch3">
            <chart:title svg:x="5.283cm" svg:y="8.175cm" chart:style-name="ch4">
              <text:p>Year</text:p>
            </chart:title>
            <chart:grid chart:style-name="ch5" chart:class="major"/>
          </chart:axis>
          <chart:axis chart:dimension="y" chart:name="primary-y" chart:style-name="ch6">
            <chart:title svg:x="0.274cm" svg:y="5.054cm" chart:style-name="ch7">
              <text:p>OPH Index</text:p>
            </chart:title>
            <chart:grid chart:style-name="ch5" chart:class="major"/>
          </chart:axis>
          <chart:series chart:style-name="ch8" chart:values-cell-range-address="Sheet1.B1:Sheet1.B49" chart:label-cell-address="Sheet1.B1:Sheet1.B1" chart:class="chart:scatter">
            <chart:domain table:cell-range-address="Sheet1.A1:Sheet1.A49"/>
            <chart:regression-curve chart:style-name="ch9">
              <chart:equation/>
            </chart:regression-curve>
            <chart:data-point chart:repeated="49"/>
          </chart:series>
          <chart:wall chart:style-name="ch10"/>
          <chart:floor chart:style-name="ch11"/>
        </chart:plot-area>
        <draw:frame draw:style-name="gr1" draw:text-style-name="P1" svg:width="6.77cm" svg:height="0.505cm" svg:x="2.349cm" svg:y="0.184cm">
          <draw:image xlink:href="Pictures/2000003300001A72000001F92AD404B7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1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1">
                <text:p text:id="Sheet1.A1:Sheet1.A49">1951</text:p>
              </table:table-cell>
              <table:table-cell office:value-type="float" office:value="12">
                <text:p text:id="Sheet1.B1:Sheet1.B49">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52">
                <text:p>1952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3">
                <text:p>1953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54">
                <text:p>195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55">
                <text:p>1955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56">
                <text:p>195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57">
                <text:p>1957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58">
                <text:p>1958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59">
                <text:p>1959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0">
                <text:p>1960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61">
                <text:p>1961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62">
                <text:p>1962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63">
                <text:p>1963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4">
                <text:p>196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65">
                <text:p>1965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6">
                <text:p>1966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67">
                <text:p>1967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8">
                <text:p>1968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9">
                <text:p>196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0">
                <text:p>1970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71">
                <text:p>1971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72">
                <text:p>1972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73">
                <text:p>1973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74">
                <text:p>19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75">
                <text:p>1975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76">
                <text:p>1976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7">
                <text:p>1977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78">
                <text:p>1978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79">
                <text:p>1979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0">
                <text:p>1980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1">
                <text:p>1981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2">
                <text:p>1982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3">
                <text:p>1983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4">
                <text:p>1984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5">
                <text:p>1985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6">
                <text:p>19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7">
                <text:p>19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8">
                <text:p>1988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9">
                <text:p>1989</text:p>
              </table:table-cell>
              <table:table-cell office:value-type="float" office:value="111.6">
                <text:p>111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0">
                <text:p>1990</text:p>
              </table:table-cell>
              <table:table-cell office:value-type="float" office:value="113.3">
                <text:p>113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1">
                <text:p>1991</text:p>
              </table:table-cell>
              <table:table-cell office:value-type="float" office:value="119.8">
                <text:p>119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92">
                <text:p>1992</text:p>
              </table:table-cell>
              <table:table-cell office:value-type="float" office:value="127.7">
                <text:p>127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93">
                <text:p>1993</text:p>
              </table:table-cell>
              <table:table-cell office:value-type="float" office:value="135.5">
                <text:p>135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4">
                <text:p>1994</text:p>
              </table:table-cell>
              <table:table-cell office:value-type="float" office:value="142.2">
                <text:p>142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95">
                <text:p>1995</text:p>
              </table:table-cell>
              <table:table-cell office:value-type="float" office:value="148.1">
                <text:p>148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96">
                <text:p>1996</text:p>
              </table:table-cell>
              <table:table-cell office:value-type="float" office:value="159.5">
                <text:p>159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97">
                <text:p>1997</text:p>
              </table:table-cell>
              <table:table-cell office:value-type="float" office:value="160.9">
                <text:p>160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98">
                <text:p>1998</text:p>
              </table:table-cell>
              <table:table-cell office:value-type="float" office:value="170.3">
                <text:p>170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99">
                <text:p>1999</text:p>
              </table:table-cell>
              <table:table-cell office:value-type="float" office:value="189.1">
                <text:p>189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1950" chart:maximum="2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87cm" svg:height="7.678cm" xlink:href=".." chart:class="chart:scatter" chart:style-name="ch1">
        <chart:title svg:x="1.496cm" svg:y="0.234cm" chart:style-name="ch2">
          <text:p>Linearized OPH Index as a Function of Time</text:p>
        </chart:title>
        <chart:plot-area chart:style-name="ch3" table:cell-range-address="Sheet1.A1:Sheet1.A49 Sheet1.C1:Sheet1.C49" svg:x="0.221cm" svg:y="0.81cm" svg:width="10.155cm" svg:height="6.763cm">
          <chart:axis chart:dimension="x" chart:name="primary-x" chart:style-name="ch4">
            <chart:title svg:x="5.267cm" svg:y="7.128cm" chart:style-name="ch5">
              <text:p>Year</text:p>
            </chart:title>
            <chart:grid chart:style-name="ch6" chart:class="major"/>
          </chart:axis>
          <chart:axis chart:dimension="y" chart:name="primary-y" chart:style-name="ch7">
            <chart:title svg:x="0.212cm" svg:y="4.66cm" chart:style-name="ch8">
              <text:p>OPH Index</text:p>
            </chart:title>
            <chart:grid chart:style-name="ch6" chart:class="major"/>
          </chart:axis>
          <chart:series chart:style-name="ch9" chart:values-cell-range-address="Sheet1.C1:Sheet1.C49" chart:class="chart:scatter">
            <chart:domain table:cell-range-address="Sheet1.A1:Sheet1.A49"/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1">
                <text:p text:id="Sheet1.A1:Sheet1.A49">1951</text:p>
              </table:table-cell>
              <table:table-cell office:value-type="float" office:value="2.35365677493843E+049">
                <text:p text:id="Sheet1.C1:Sheet1.C49">2.35365677493843E+0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52">
                <text:p>1952</text:p>
              </table:table-cell>
              <table:table-cell office:value-type="float" office:value="2.49487618143474E+049">
                <text:p>2.49487618143474E+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3">
                <text:p>1953</text:p>
              </table:table-cell>
              <table:table-cell office:value-type="float" office:value="2.64456875232082E+049">
                <text:p>2.64456875232082E+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54">
                <text:p>1954</text:p>
              </table:table-cell>
              <table:table-cell office:value-type="float" office:value="2.80324287746007E+049">
                <text:p>2.80324287746007E+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55">
                <text:p>1955</text:p>
              </table:table-cell>
              <table:table-cell office:value-type="float" office:value="2.97143745010768E+049">
                <text:p>2.97143745010768E+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56">
                <text:p>1956</text:p>
              </table:table-cell>
              <table:table-cell office:value-type="float" office:value="3.14972369711414E+049">
                <text:p>3.14972369711414E+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57">
                <text:p>1957</text:p>
              </table:table-cell>
              <table:table-cell office:value-type="float" office:value="3.33870711894098E+049">
                <text:p>3.33870711894098E+0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58">
                <text:p>1958</text:p>
              </table:table-cell>
              <table:table-cell office:value-type="float" office:value="3.53902954607744E+049">
                <text:p>3.53902954607744E+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59">
                <text:p>1959</text:p>
              </table:table-cell>
              <table:table-cell office:value-type="float" office:value="3.75137131884209E+049">
                <text:p>3.75137131884209E+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0">
                <text:p>1960</text:p>
              </table:table-cell>
              <table:table-cell office:value-type="float" office:value="3.97645359797262E+049">
                <text:p>3.97645359797262E+0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61">
                <text:p>1961</text:p>
              </table:table-cell>
              <table:table-cell office:value-type="float" office:value="4.21504081385097E+049">
                <text:p>4.21504081385097E+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62">
                <text:p>1962</text:p>
              </table:table-cell>
              <table:table-cell office:value-type="float" office:value="4.46794326268203E+049">
                <text:p>4.46794326268203E+0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63">
                <text:p>1963</text:p>
              </table:table-cell>
              <table:table-cell office:value-type="float" office:value="4.73601985844295E+049">
                <text:p>4.73601985844295E+0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4">
                <text:p>1964</text:p>
              </table:table-cell>
              <table:table-cell office:value-type="float" office:value="5.02018104994953E+049">
                <text:p>5.02018104994953E+0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65">
                <text:p>1965</text:p>
              </table:table-cell>
              <table:table-cell office:value-type="float" office:value="5.3213919129465E+049">
                <text:p>5.3213919129465E+0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6">
                <text:p>1966</text:p>
              </table:table-cell>
              <table:table-cell office:value-type="float" office:value="5.64067542772329E+049">
                <text:p>5.64067542772329E+0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67">
                <text:p>1967</text:p>
              </table:table-cell>
              <table:table-cell office:value-type="float" office:value="5.97911595338669E+049">
                <text:p>5.97911595338669E+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8">
                <text:p>1968</text:p>
              </table:table-cell>
              <table:table-cell office:value-type="float" office:value="6.33786291058989E+049">
                <text:p>6.33786291058989E+0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9">
                <text:p>1969</text:p>
              </table:table-cell>
              <table:table-cell office:value-type="float" office:value="6.71813468522529E+049">
                <text:p>6.71813468522529E+0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0">
                <text:p>1970</text:p>
              </table:table-cell>
              <table:table-cell office:value-type="float" office:value="7.12122276633881E+049">
                <text:p>7.12122276633881E+0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71">
                <text:p>1971</text:p>
              </table:table-cell>
              <table:table-cell office:value-type="float" office:value="7.54849613231913E+049">
                <text:p>7.54849613231913E+0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72">
                <text:p>1972</text:p>
              </table:table-cell>
              <table:table-cell office:value-type="float" office:value="8.00140590025828E+049">
                <text:p>8.00140590025828E+0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73">
                <text:p>1973</text:p>
              </table:table-cell>
              <table:table-cell office:value-type="float" office:value="8.48149025427378E+049">
                <text:p>8.48149025427378E+0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74">
                <text:p>1974</text:p>
              </table:table-cell>
              <table:table-cell office:value-type="float" office:value="8.99037966953021E+049">
                <text:p>8.99037966953021E+0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75">
                <text:p>1975</text:p>
              </table:table-cell>
              <table:table-cell office:value-type="float" office:value="9.52980244970202E+049">
                <text:p>9.52980244970202E+0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76">
                <text:p>1976</text:p>
              </table:table-cell>
              <table:table-cell office:value-type="float" office:value="1.01015905966841E+050">
                <text:p>1.01015905966841E+0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7">
                <text:p>1977</text:p>
              </table:table-cell>
              <table:table-cell office:value-type="float" office:value="1.07076860324852E+050">
                <text:p>1.07076860324852E+0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78">
                <text:p>1978</text:p>
              </table:table-cell>
              <table:table-cell office:value-type="float" office:value="1.13501471944343E+050">
                <text:p>1.13501471944343E+0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79">
                <text:p>1979</text:p>
              </table:table-cell>
              <table:table-cell office:value-type="float" office:value="1.20311560261004E+050">
                <text:p>1.20311560261004E+0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0">
                <text:p>1980</text:p>
              </table:table-cell>
              <table:table-cell office:value-type="float" office:value="1.27530253876664E+050">
                <text:p>1.27530253876664E+0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1">
                <text:p>1981</text:p>
              </table:table-cell>
              <table:table-cell office:value-type="float" office:value="1.35182069109264E+050">
                <text:p>1.35182069109264E+0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2">
                <text:p>1982</text:p>
              </table:table-cell>
              <table:table-cell office:value-type="float" office:value="1.43292993255819E+050">
                <text:p>1.43292993255819E+0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3">
                <text:p>1983</text:p>
              </table:table-cell>
              <table:table-cell office:value-type="float" office:value="1.51890572851169E+050">
                <text:p>1.51890572851169E+0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4">
                <text:p>1984</text:p>
              </table:table-cell>
              <table:table-cell office:value-type="float" office:value="1.61004007222239E+050">
                <text:p>1.61004007222239E+0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5">
                <text:p>1985</text:p>
              </table:table-cell>
              <table:table-cell office:value-type="float" office:value="1.70664247655573E+050">
                <text:p>1.70664247655573E+0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6">
                <text:p>1986</text:p>
              </table:table-cell>
              <table:table-cell office:value-type="float" office:value="1.80904102514908E+050">
                <text:p>1.80904102514908E+0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7">
                <text:p>1987</text:p>
              </table:table-cell>
              <table:table-cell office:value-type="float" office:value="1.91758348665802E+050">
                <text:p>1.91758348665802E+0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8">
                <text:p>1988</text:p>
              </table:table-cell>
              <table:table-cell office:value-type="float" office:value="2.0326384958575E+050">
                <text:p>2.0326384958575E+0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9">
                <text:p>1989</text:p>
              </table:table-cell>
              <table:table-cell office:value-type="float" office:value="2.15459680560895E+050">
                <text:p>2.15459680560895E+0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0">
                <text:p>1990</text:p>
              </table:table-cell>
              <table:table-cell office:value-type="float" office:value="2.28387261394549E+050">
                <text:p>2.28387261394549E+0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1">
                <text:p>1991</text:p>
              </table:table-cell>
              <table:table-cell office:value-type="float" office:value="2.42090497078222E+050">
                <text:p>2.42090497078222E+0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92">
                <text:p>1992</text:p>
              </table:table-cell>
              <table:table-cell office:value-type="float" office:value="2.56615926902915E+050">
                <text:p>2.56615926902915E+0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93">
                <text:p>1993</text:p>
              </table:table-cell>
              <table:table-cell office:value-type="float" office:value="2.7201288251709E+050">
                <text:p>2.7201288251709E+0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4">
                <text:p>1994</text:p>
              </table:table-cell>
              <table:table-cell office:value-type="float" office:value="2.88333655468115E+050">
                <text:p>2.88333655468115E+0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95">
                <text:p>1995</text:p>
              </table:table-cell>
              <table:table-cell office:value-type="float" office:value="3.05633674796202E+050">
                <text:p>3.05633674796202E+0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96">
                <text:p>1996</text:p>
              </table:table-cell>
              <table:table-cell office:value-type="float" office:value="3.23971695283975E+050">
                <text:p>3.23971695283975E+0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97">
                <text:p>1997</text:p>
              </table:table-cell>
              <table:table-cell office:value-type="float" office:value="3.43409997001013E+050">
                <text:p>3.43409997001013E+0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98">
                <text:p>1998</text:p>
              </table:table-cell>
              <table:table-cell office:value-type="float" office:value="3.64014596821074E+050">
                <text:p>3.64014596821074E+0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99">
                <text:p>1999</text:p>
              </table:table-cell>
              <table:table-cell office:value-type="float" office:value="3.85855472630338E+050">
                <text:p>3.85855472630338E+0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